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paragraph-properties fo:margin-top="0.423cm" fo:margin-bottom="0.423cm" style:contextual-spacing="false" fo:line-height="100%"/>
    </style:style>
    <style:style style:name="P2" style:family="paragraph" style:parent-style-name="normal" style:master-page-name="Standard">
      <style:paragraph-properties fo:margin-top="0.423cm" fo:margin-bottom="0.423cm" style:contextual-spacing="false" fo:line-height="100%" style:page-number="1"/>
    </style:style>
    <style:style style:name="P3" style:family="paragraph" style:parent-style-name="normal">
      <style:paragraph-properties fo:margin-top="0.423cm" fo:margin-bottom="0.423cm" style:contextual-spacing="false" fo:line-height="100%"/>
      <style:text-properties officeooo:paragraph-rsid="0005e13e"/>
    </style:style>
    <style:style style:name="T1" style:family="text">
      <style:text-properties officeooo:rsid="0005e1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o Tolstoy's "War and Peace" is an epic novel that portrays the events of the Napoleonic Wars in <text:span text:style-name="T1">both</text:span> Russia and <text:span text:style-name="T1">central</text:span> Europe, <text:span text:style-name="T1">in addition to</text:span> the domestic lives of its principal characters. The novel is divided into four volumes. <text:span text:style-name="T1">Throughout the story,</text:span> a wide range of themes <text:span text:style-name="T1">are explored</text:span>, including war, love, family, power, and destiny.</text:p>
      <text:p text:style-name="P3"><text:span text:style-name="T1">The story is set</text:span> during the tumultuous years of the early 19th century <text:span text:style-name="T1">and revolves around the lives of several noble families</text:span>. <text:span text:style-name="T1">First to be introduced of those is </text:span>the Rostov family, <text:span text:style-name="T1">including</text:span> the <text:span text:style-name="T1">impetuous and young </text:span>Natasha, her <text:span text:style-name="T1">parents, and Nikolai, her brother</text:span>. The story <text:span text:style-name="T1">gradually</text:span> shifts to the Bolkonsky family. <text:span text:style-name="T1">Its eccentric patriarch has two children;</text:span> the aloof Prince Andrei, <text:span text:style-name="T1">and the caring</text:span> Princess Marya.</text:p>
      <text:p text:style-name="P1"><text:span text:style-name="T1">These characters’ lives are all affected by the war that breaks out</text:span> between Russia and Napoleon's France. <text:span text:style-name="T1">Both </text:span>Nikolai and Andrei join the army, <text:span text:style-name="T1">and experience both the glories and horrors of the battlefield firsthand</text:span>. Meanwhile, Natasha falls in love with Andrei, <text:span text:style-name="T1">only to be</text:span> thwarted by his disapproving father. <text:span text:style-name="T1">This leads</text:span> her into a brief and <text:span text:style-name="T1">doomed</text:span> engagement with the charming but <text:span text:style-name="T1">ruthless</text:span> Anatole Kuragin.</text:p>
      <text:p text:style-name="P1">The novel <text:span text:style-name="T1">has a great number of themes</text:span>, but one of its <text:span text:style-name="T1">core</text:span> messages is the futility of war<text:span text:style-name="T1">fare</text:span>. Tolstoy depicts the <text:span text:style-name="T1">destruction</text:span> and <text:span text:style-name="T1">violence</text:span> of battle, <text:span text:style-name="T1">and the great human cost of conflict, all</text:span> in graphic detail. At the same time, he <text:span text:style-name="T1">acknowledges the acts of heroism and selflessness that times of war might bring out in people.</text:span></text:p>
      <text:p text:style-name="P1"><text:span text:style-name="T1">T</text:span>he nature of love and relationships <text:span text:style-name="T1">is another major theme of the book</text:span>. Tolstoy portrays a variety of romantic relationships, <text:span text:style-name="T1">ranging</text:span> from the idealistic love between Natasha and Andrei to the pragmatic marriage of Pierre Bezukhov and Helene Kuragina. <text:span text:style-name="T1">The different ways in which marriage and companionship might give purpose to someone’s life are highlighted throughout the story.</text:span></text:p>
      <text:p text:style-name="P3">The novel also addresses <text:span text:style-name="T1">some</text:span> broader philosophical and political themes, such as the role of fate in human affairs <text:span text:style-name="T1">and </text:span>the nature of power. Tolstoy argues that history is not determined by the actions of <text:span text:style-name="T1">exceptional individuals,</text:span> like Napoleon, but rather by the collective <text:span text:style-name="T1">decisions</text:span> of ordinary people. He<text:span text:style-name="T1"> </text:span>suggests that individuals have the power to shape their own destinies, <text:span text:style-name="T1">but does not deny they are also</text:span> subject to the larger forces of society.</text:p>
      <text:p text:style-name="P1">In conclusion, "War and Peace" is a sprawling epic that explores a wide range of themes and issues. Its <text:span text:style-name="T1">larger-than-life</text:span> characters and <text:span text:style-name="T1">realistic</text:span> depictions of historical events make it a <text:span text:style-name="T1">true</text:span> masterpiece of <text:span text:style-name="T1">global</text:span> literature. T<text:span text:style-name="T1">he story is a profound and enduring meditation on the human condition and a compelling examination</text:span> of war, love, family, power, and destiny.</text:p>
      <text:p text:style-name="normal">(4<text:span text:style-name="T1">39</text:span> word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1T14:35:34.267000000</dc:date>
    <meta:editing-duration>PT9M13S</meta:editing-duration>
    <meta:editing-cycles>1</meta:editing-cycles>
    <meta:document-statistic meta:table-count="0" meta:image-count="0" meta:object-count="0" meta:page-count="1" meta:paragraph-count="8" meta:word-count="441" meta:character-count="2703" meta:non-whitespace-character-count="2270"/>
    <meta:generator>LibreOffice/7.5.2.2$Windows_X86_64 LibreOffice_project/53bb9681a964705cf672590721dbc85eb4d0c3a2</meta:generator>
  </office:meta>
</office:document-meta>
</file>